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49cm"/>
      <style:paragraph-properties style:writing-mode="lr-tb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164cm" fo:min-width="0.914cm" fo:wrap-option="wrap"/>
    </style:style>
    <style:style style:name="gr3" style:family="graphic" style:parent-style-name="standard">
      <style:graphic-properties draw:stroke="none" draw:fill-color="#808080" draw:textarea-horizontal-align="justify" draw:textarea-vertical-align="middle" draw:auto-grow-height="false" fo:min-height="0.812cm" fo:min-width="0.562cm" fo:wrap-option="wrap"/>
    </style:style>
    <style:style style:name="gr4" style:family="graphic" style:parent-style-name="standard">
      <style:graphic-properties draw:stroke="none" svg:stroke-color="#000000" svg:stroke-opacity="100%" draw:fill="solid" draw:fill-color="#000000" draw:textarea-horizontal-align="justify" draw:textarea-vertical-align="middle" draw:auto-grow-height="false" fo:min-height="0.6cm" fo:min-width="0.35cm" fo:wrap-option="wrap"/>
    </style:style>
    <style:style style:name="gr5" style:family="graphic" style:parent-style-name="standard">
      <style:graphic-properties draw:stroke="none" draw:fill-color="#999999" draw:textarea-horizontal-align="justify" draw:textarea-vertical-align="middle" draw:auto-grow-height="false" fo:min-height="0.458cm" fo:min-width="0.208cm" fo:wrap-option="wrap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draw:stroke="none" svg:stroke-color="#000000" draw:fill="none" draw:fill-color="#ffffff" fo:min-height="0.0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2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1.272cm" fo:min-width="1.022cm" fo:wrap-option="wrap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0.952cm" fo:min-width="0.702cm" fo:wrap-option="wrap"/>
    </style:style>
    <style:style style:name="gr14" style:family="graphic" style:parent-style-name="standard">
      <style:graphic-properties draw:stroke="none" svg:stroke-color="#000000" svg:stroke-opacity="100%" draw:fill="solid" draw:fill-color="#000000" draw:textarea-horizontal-align="justify" draw:textarea-vertical-align="middle" draw:auto-grow-height="false" fo:min-height="0.67cm" fo:min-width="0.42cm" fo:wrap-option="wrap"/>
    </style:style>
    <style:style style:name="gr15" style:family="graphic" style:parent-style-name="standard">
      <style:graphic-properties draw:stroke="none" draw:fill-color="#999999" draw:textarea-horizontal-align="justify" draw:textarea-vertical-align="middle" draw:auto-grow-height="false" fo:min-height="0.528cm" fo:min-width="0.278cm" fo:wrap-option="wrap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36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076cm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e8a202"/>
      <style:paragraph-properties fo:text-align="center"/>
    </style:style>
    <style:style style:name="P8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text-align="center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3465a4" loext:opacity="100%" loext:color-lum-mod="100%" loext:color-lum-off="0%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465a4" loext:opacity="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045cm" svg:height="0.806cm" svg:x="2.999cm" svg:y="2.359cm">
            <draw:text-box>
              <text:p text:style-name="P1"><text:span text:style-name="T1">4 Pin</text:span></text:p>
            </draw:text-box>
          </draw:frame>
          <draw:custom-shape draw:style-name="gr2" draw:text-style-name="P3" draw:layer="layout" svg:width="2cm" svg:height="2cm" svg:x="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5cm" svg:height="1.5cm" svg:x="3.25cm" svg:y="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5" draw:layer="layout" svg:width="1.2cm" svg:height="1.2cm" svg:x="3.4cm" svg:y="3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1cm" svg:height="1cm" svg:x="3.5cm" svg:y="3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cm" svg:height="0.2cm" svg:x="3.95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0.1cm" svg:height="0.1cm" svg:x="3.7cm" svg:y="3.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7" draw:text-style-name="P7" draw:layer="layout" svg:width="0.1cm" svg:height="0.1cm" svg:x="4.2cm" svg:y="3.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7" draw:text-style-name="P7" draw:layer="layout" svg:width="0.1cm" svg:height="0.1cm" svg:x="3.7cm" svg:y="4.2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7" draw:text-style-name="P7" draw:layer="layout" svg:width="0.1cm" svg:height="0.1cm" svg:x="4.2cm" svg:y="4.2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frame draw:style-name="gr8" draw:text-style-name="P9" draw:layer="layout" svg:width="2.625cm" svg:height="0.662cm" svg:x="2.728cm" svg:y="4.878cm">
            <draw:text-box>
              <text:p text:style-name="P8"><text:span text:style-name="T2">Nut on Male</text:span></text:p>
            </draw:text-box>
          </draw:frame>
          <draw:frame draw:style-name="gr9" draw:text-style-name="P11" draw:layer="layout" svg:width="2.907cm" svg:height="1.361cm" draw:transform="rotate (1.5707963267949) translate (2.28cm 5.385cm)">
            <draw:text-box>
              <text:p text:style-name="P10"><text:span text:style-name="T3">Style N-A</text:span></text:p>
            </draw:text-box>
          </draw:frame>
          <draw:frame draw:style-name="gr8" draw:text-style-name="P13" draw:layer="layout" svg:width="2.625cm" svg:height="0.887cm" svg:x="2.725cm" svg:y="5.257cm">
            <draw:text-box>
              <text:p text:style-name="P12"><text:span text:style-name="T4">Shell 12mm Nut 20mm</text:span></text:p>
            </draw:text-box>
          </draw:frame>
        </draw:g>
        <draw:g>
          <draw:frame draw:style-name="gr1" draw:text-style-name="P2" draw:layer="layout" svg:width="2.045cm" svg:height="0.806cm" svg:x="3.049cm" svg:y="6.487cm">
            <draw:text-box>
              <text:p text:style-name="P1"><text:span text:style-name="T1">3 Pin</text:span></text:p>
            </draw:text-box>
          </draw:frame>
          <draw:custom-shape draw:style-name="gr2" draw:text-style-name="P3" draw:layer="layout" svg:width="2cm" svg:height="2cm" svg:x="3.05cm" svg:y="7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1.5cm" svg:height="1.5cm" svg:x="3.3cm" svg:y="7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5" draw:layer="layout" svg:width="1.2cm" svg:height="1.2cm" svg:x="3.45cm" svg:y="7.5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1cm" svg:height="1cm" svg:x="3.55cm" svg:y="7.6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1cm" svg:height="0.2cm" svg:x="4cm" svg:y="8.52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0.1cm" svg:height="0.1cm" svg:x="3.982cm" svg:y="7.7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7" draw:text-style-name="P7" draw:layer="layout" svg:width="0.1cm" svg:height="0.1cm" svg:x="3.75cm" svg:y="8.32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7" draw:text-style-name="P7" draw:layer="layout" svg:width="0.1cm" svg:height="0.1cm" svg:x="4.25cm" svg:y="8.32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frame draw:style-name="gr8" draw:text-style-name="P9" draw:layer="layout" svg:width="2.625cm" svg:height="0.662cm" svg:x="2.778cm" svg:y="9.006cm">
            <draw:text-box>
              <text:p text:style-name="P8"><text:span text:style-name="T2">Nut on Male</text:span></text:p>
            </draw:text-box>
          </draw:frame>
          <draw:frame draw:style-name="gr10" draw:text-style-name="P11" draw:layer="layout" svg:width="3.271cm" svg:height="0.806cm" draw:transform="rotate (1.5707963267949) translate (2.35cm 9.627cm)">
            <draw:text-box>
              <text:p text:style-name="P10"><text:span text:style-name="T3">Style N-A</text:span></text:p>
            </draw:text-box>
          </draw:frame>
          <draw:frame draw:style-name="gr8" draw:text-style-name="P13" draw:layer="layout" svg:width="2.625cm" svg:height="0.887cm" svg:x="2.775cm" svg:y="9.385cm">
            <draw:text-box>
              <text:p text:style-name="P12"><text:span text:style-name="T4">Shell 12mm Nut 20mm</text:span></text:p>
            </draw:text-box>
          </draw:frame>
        </draw:g>
        <draw:frame draw:style-name="gr1" draw:text-style-name="P2" draw:layer="layout" svg:width="2.045cm" svg:height="0.806cm" svg:x="3.105cm" svg:y="10.375cm">
          <draw:text-box>
            <text:p text:style-name="P1"><text:span text:style-name="T1">4 Pin</text:span></text:p>
          </draw:text-box>
        </draw:frame>
        <draw:frame draw:style-name="gr11" draw:text-style-name="P11" draw:layer="layout" svg:width="3.124cm" svg:height="0.806cm" draw:transform="rotate (1.5707963267949) translate (2.241cm 13.561cm)">
          <draw:text-box>
            <text:p text:style-name="P10"><text:span text:style-name="T3">Style F-B</text:span></text:p>
          </draw:text-box>
        </draw:frame>
        <draw:g>
          <draw:frame draw:style-name="gr8" draw:text-style-name="P9" draw:layer="layout" svg:width="2.625cm" svg:height="0.662cm" svg:x="2.881cm" svg:y="12.975cm">
            <draw:text-box>
              <text:p text:style-name="P8"><text:span text:style-name="T2">Nut on Male</text:span></text:p>
            </draw:text-box>
          </draw:frame>
          <draw:frame draw:style-name="gr8" draw:text-style-name="P13" draw:layer="layout" svg:width="2.625cm" svg:height="0.887cm" svg:x="2.878cm" svg:y="13.354cm">
            <draw:text-box>
              <text:p text:style-name="P12"><text:span text:style-name="T4">Shell 13mm Nut 21.5mm</text:span></text:p>
            </draw:text-box>
          </draw:frame>
          <draw:g>
            <draw:custom-shape draw:style-name="gr12" draw:text-style-name="P3" draw:layer="layout" svg:width="2.15cm" svg:height="2.15cm" svg:x="3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4" draw:layer="layout" svg:width="1.7cm" svg:height="1.7cm" svg:x="3.225cm" svg:y="11.2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5" draw:layer="layout" svg:width="1.3cm" svg:height="1.3cm" svg:x="3.425cm" svg:y="11.4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1.1cm" svg:height="1.1cm" svg:x="3.525cm" svg:y="11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6" draw:text-style-name="P3" draw:layer="layout" svg:width="0.86cm" svg:height="0.129cm" svg:x="3.654cm" svg:y="12.41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7" draw:layer="layout" svg:width="0.108cm" svg:height="0.107cm" svg:x="3.8cm" svg:y="11.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7" draw:text-style-name="P7" draw:layer="layout" svg:width="0.107cm" svg:height="0.107cm" svg:x="4.176cm" svg:y="11.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7" draw:text-style-name="P7" draw:layer="layout" svg:width="0.108cm" svg:height="0.107cm" svg:x="3.8cm" svg:y="12.23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7" draw:text-style-name="P7" draw:layer="layout" svg:width="0.107cm" svg:height="0.107cm" svg:x="4.18cm" svg:y="12.23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custom-shape draw:style-name="gr17" draw:text-style-name="P3" draw:layer="layout" svg:width="0.576cm" svg:height="0.103cm" svg:x="3.79cm" svg:y="12.5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octor Wizard</meta:initial-creator>
    <meta:creation-date>2022-10-05T11:42:58.272000000</meta:creation-date>
    <meta:generator>LibreOffice/7.4.1.2$Windows_X86_64 LibreOffice_project/3c58a8f3a960df8bc8fd77b461821e42c061c5f0</meta:generator>
    <dc:date>2022-10-07T19:25:27.142000000</dc:date>
    <dc:creator>Doctor Wizard</dc:creator>
    <meta:editing-duration>PT2H57M43S</meta:editing-duration>
    <meta:editing-cycles>1</meta:editing-cycles>
    <meta:document-statistic meta:object-count="46"/>
  </office:meta>
</office:document-meta>
</file>